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P1" style:family="paragraph" style:parent-style-name="Title" style:master-page-name="MP0">
      <style:paragraph-properties style:page-number="auto" fo:break-before="page"/>
    </style:style>
    <style:style style:name="P2" style:family="paragraph" style:parent-style-name="Standard">
      <style:text-properties officeooo:rsid="00474a88" officeooo:paragraph-rsid="00474a88"/>
    </style:style>
    <style:style style:name="P3" style:family="paragraph" style:parent-style-name="Standard">
      <style:text-properties officeooo:rsid="00493b73" officeooo:paragraph-rsid="00493b73"/>
    </style:style>
    <style:style style:name="P4" style:family="paragraph" style:parent-style-name="Standard">
      <style:text-properties officeooo:rsid="0058bb08" officeooo:paragraph-rsid="0058bb08"/>
    </style:style>
    <style:style style:name="P5" style:family="paragraph" style:parent-style-name="Standard" style:list-style-name="L1">
      <style:text-properties officeooo:rsid="0058bb08" officeooo:paragraph-rsid="0058bb08"/>
    </style:style>
    <style:style style:name="P6" style:family="paragraph" style:parent-style-name="Standard">
      <style:text-properties officeooo:rsid="0059e0a3" officeooo:paragraph-rsid="0059e0a3"/>
    </style:style>
    <style:style style:name="P7" style:family="paragraph" style:parent-style-name="Standard">
      <style:text-properties officeooo:rsid="00474a88" officeooo:paragraph-rsid="004b881e"/>
    </style:style>
    <style:style style:name="P8" style:family="paragraph" style:parent-style-name="Standard">
      <style:text-properties officeooo:rsid="00474a88" officeooo:paragraph-rsid="00550eed"/>
    </style:style>
    <style:style style:name="P9" style:family="paragraph" style:parent-style-name="Normal">
      <style:text-properties officeooo:paragraph-rsid="00474a88"/>
    </style:style>
    <style:style style:name="P10" style:family="paragraph" style:parent-style-name="Normal">
      <style:text-properties officeooo:rsid="004d9fb6" officeooo:paragraph-rsid="004d9fb6"/>
    </style:style>
    <style:style style:name="P11" style:family="paragraph" style:parent-style-name="Standard">
      <style:text-properties officeooo:rsid="005198c1" officeooo:paragraph-rsid="005b4c08"/>
    </style:style>
    <style:style style:name="P12" style:family="paragraph" style:parent-style-name="Standard">
      <style:text-properties officeooo:rsid="005198c1" officeooo:paragraph-rsid="005198c1"/>
    </style:style>
    <style:style style:name="P13" style:family="paragraph" style:parent-style-name="Heading_20_1">
      <style:text-properties officeooo:paragraph-rsid="00536112"/>
    </style:style>
    <style:style style:name="P14" style:family="paragraph" style:parent-style-name="Normal">
      <style:text-properties officeooo:rsid="005c12b1" officeooo:paragraph-rsid="005c12b1"/>
    </style:style>
    <style:style style:name="P15" style:family="paragraph" style:parent-style-name="Normal">
      <style:text-properties officeooo:paragraph-rsid="00565838"/>
    </style:style>
    <style:style style:name="P16" style:family="paragraph" style:parent-style-name="Normal">
      <style:text-properties officeooo:rsid="00536112" officeooo:paragraph-rsid="00565838"/>
    </style:style>
    <style:style style:name="P17" style:family="paragraph" style:parent-style-name="Normal">
      <style:text-properties officeooo:rsid="005df528" officeooo:paragraph-rsid="005df528"/>
    </style:style>
    <style:style style:name="P18" style:family="paragraph" style:parent-style-name="Normal">
      <style:text-properties officeooo:rsid="00565838" officeooo:paragraph-rsid="00565838"/>
    </style:style>
    <style:style style:name="P19" style:family="paragraph" style:parent-style-name="Normal">
      <style:text-properties officeooo:paragraph-rsid="00493b73"/>
    </style:style>
    <style:style style:name="P20" style:family="paragraph" style:parent-style-name="Heading_20_2">
      <style:text-properties officeooo:paragraph-rsid="00474a88"/>
    </style:style>
    <style:style style:name="P21" style:family="paragraph" style:parent-style-name="Normal">
      <style:text-properties officeooo:rsid="0048eade" officeooo:paragraph-rsid="00474a88"/>
    </style:style>
    <style:style style:name="P22" style:family="paragraph" style:parent-style-name="Normal">
      <style:text-properties officeooo:rsid="0049a008" officeooo:paragraph-rsid="00474a88"/>
    </style:style>
    <style:style style:name="P23" style:family="paragraph" style:parent-style-name="Standard">
      <style:text-properties officeooo:rsid="006976d2" officeooo:paragraph-rsid="006976d2"/>
    </style:style>
    <style:style style:name="P24" style:family="paragraph" style:parent-style-name="Standard">
      <style:text-properties officeooo:rsid="006a74ae" officeooo:paragraph-rsid="006a74ae"/>
    </style:style>
    <style:style style:name="P25" style:family="paragraph" style:parent-style-name="Standard">
      <style:text-properties officeooo:rsid="00703596" officeooo:paragraph-rsid="00703596"/>
    </style:style>
    <style:style style:name="P26" style:family="paragraph" style:parent-style-name="Heading_20_2">
      <style:text-properties officeooo:paragraph-rsid="00703596"/>
    </style:style>
    <style:style style:name="P27" style:family="paragraph" style:parent-style-name="Standard">
      <style:text-properties officeooo:rsid="006c4c5e" officeooo:paragraph-rsid="006c4c5e"/>
    </style:style>
    <style:style style:name="P28" style:family="paragraph" style:parent-style-name="Standard" style:list-style-name="L2">
      <style:text-properties officeooo:rsid="006c4c5e" officeooo:paragraph-rsid="006c4c5e"/>
    </style:style>
    <style:style style:name="P29" style:family="paragraph" style:parent-style-name="Standard" style:list-style-name="L2">
      <style:text-properties officeooo:rsid="006c4c5e" officeooo:paragraph-rsid="00725902"/>
    </style:style>
    <style:style style:name="P30" style:family="paragraph" style:parent-style-name="Standard" style:list-style-name="L2">
      <style:text-properties officeooo:rsid="006ed076" officeooo:paragraph-rsid="006ed076"/>
    </style:style>
    <style:style style:name="P31" style:family="paragraph" style:parent-style-name="Standard" style:list-style-name="L2">
      <style:text-properties officeooo:rsid="006ed076" officeooo:paragraph-rsid="00767024"/>
    </style:style>
    <style:style style:name="T1" style:family="text">
      <style:text-properties officeooo:rsid="00493b73"/>
    </style:style>
    <style:style style:name="T2" style:family="text">
      <style:text-properties officeooo:rsid="00550eed"/>
    </style:style>
    <style:style style:name="T3" style:family="text">
      <style:text-properties officeooo:rsid="0058bb08"/>
    </style:style>
    <style:style style:name="T4" style:family="text">
      <style:text-properties officeooo:rsid="0059385d"/>
    </style:style>
    <style:style style:name="T5" style:family="text">
      <style:text-properties fo:font-weight="bold" style:font-weight-asian="bold" style:font-weight-complex="bold"/>
    </style:style>
    <style:style style:name="T6" style:family="text">
      <style:text-properties officeooo:rsid="00536112"/>
    </style:style>
    <style:style style:name="T7" style:family="text">
      <style:text-properties officeooo:rsid="00472feb"/>
    </style:style>
    <style:style style:name="T8" style:family="text">
      <style:text-properties officeooo:rsid="0046ac92"/>
    </style:style>
    <style:style style:name="T9" style:family="text">
      <style:text-properties officeooo:rsid="004b881e"/>
    </style:style>
    <style:style style:name="T10" style:family="text">
      <style:text-properties officeooo:rsid="005a4427"/>
    </style:style>
    <style:style style:name="T11" style:family="text">
      <style:text-properties officeooo:rsid="0051a80e"/>
    </style:style>
    <style:style style:name="T12" style:family="text">
      <style:text-properties officeooo:rsid="004b94b1"/>
    </style:style>
    <style:style style:name="T13" style:family="text">
      <style:text-properties style:text-underline-style="solid" style:text-underline-width="auto" style:text-underline-color="font-color" officeooo:rsid="00550eed"/>
    </style:style>
    <style:style style:name="T14" style:family="text">
      <style:text-properties fo:font-style="italic" officeooo:rsid="004b881e" style:font-style-asian="italic" style:font-style-complex="italic"/>
    </style:style>
    <style:style style:name="T15" style:family="text">
      <style:text-properties officeooo:rsid="004d9fb6"/>
    </style:style>
    <style:style style:name="T16" style:family="text">
      <style:text-properties officeooo:rsid="00474a88"/>
    </style:style>
    <style:style style:name="T17" style:family="text">
      <style:text-properties officeooo:rsid="004ffe0e"/>
    </style:style>
    <style:style style:name="T18" style:family="text">
      <style:text-properties officeooo:rsid="005b4c08"/>
    </style:style>
    <style:style style:name="T19" style:family="text">
      <style:text-properties officeooo:rsid="0055757d"/>
    </style:style>
    <style:style style:name="T20" style:family="text">
      <style:text-properties officeooo:rsid="006ee560"/>
    </style:style>
    <style:style style:name="T21" style:family="text">
      <style:text-properties officeooo:rsid="005cc786"/>
    </style:style>
    <style:style style:name="T22" style:family="text">
      <style:text-properties officeooo:rsid="00565838"/>
    </style:style>
    <style:style style:name="T23" style:family="text">
      <style:text-properties officeooo:rsid="006fa8f2"/>
    </style:style>
    <style:style style:name="T24" style:family="text">
      <style:text-properties officeooo:rsid="0061486c"/>
    </style:style>
    <style:style style:name="T25" style:family="text">
      <style:text-properties officeooo:rsid="0048eade"/>
    </style:style>
    <style:style style:name="T26" style:family="text">
      <style:text-properties officeooo:rsid="00627fab"/>
    </style:style>
    <style:style style:name="T27" style:family="text">
      <style:text-properties fo:font-style="italic" officeooo:rsid="0048eade" style:font-style-asian="italic" style:font-style-complex="italic"/>
    </style:style>
    <style:style style:name="T28" style:family="text">
      <style:text-properties officeooo:rsid="0062aeff"/>
    </style:style>
    <style:style style:name="T29" style:family="text">
      <style:text-properties officeooo:rsid="0056f792"/>
    </style:style>
    <style:style style:name="T30" style:family="text">
      <style:text-properties officeooo:rsid="00572205"/>
    </style:style>
    <style:style style:name="T31" style:family="text">
      <style:text-properties officeooo:rsid="00492afd"/>
    </style:style>
    <style:style style:name="T32" style:family="text">
      <style:text-properties officeooo:rsid="0049a008"/>
    </style:style>
    <style:style style:name="T33" style:family="text">
      <style:text-properties officeooo:rsid="00530a6a"/>
    </style:style>
    <style:style style:name="T34" style:family="text">
      <style:text-properties officeooo:rsid="006422fb"/>
    </style:style>
    <style:style style:name="T35" style:family="text">
      <style:text-properties officeooo:rsid="00660b06"/>
    </style:style>
    <style:style style:name="T36" style:family="text">
      <style:text-properties officeooo:rsid="0057d20c"/>
    </style:style>
    <style:style style:name="T37" style:family="text">
      <style:text-properties officeooo:rsid="0068334c"/>
    </style:style>
    <style:style style:name="T38" style:family="text">
      <style:text-properties officeooo:rsid="0067270a"/>
    </style:style>
    <style:style style:name="T39" style:family="text">
      <style:text-properties officeooo:rsid="00703596"/>
    </style:style>
    <style:style style:name="T40" style:family="text">
      <style:text-properties officeooo:rsid="0070953d"/>
    </style:style>
    <style:style style:name="T41" style:family="text">
      <style:text-properties officeooo:rsid="006d9e34"/>
    </style:style>
    <style:style style:name="T42" style:family="text">
      <style:text-properties officeooo:rsid="00725902"/>
    </style:style>
    <style:style style:name="T43" style:family="text">
      <style:text-properties officeooo:rsid="006ed076"/>
    </style:style>
    <style:style style:name="T44" style:family="text">
      <style:text-properties fo:font-weight="bold" officeooo:rsid="006ed076" style:font-weight-asian="bold" style:font-weight-complex="bold"/>
    </style:style>
    <style:style style:name="T45" style:family="text">
      <style:text-properties fo:font-weight="bold" officeooo:rsid="00725902" style:font-weight-asian="bold" style:font-weight-complex="bold"/>
    </style:style>
    <style:style style:name="T46" style:family="text">
      <style:text-properties officeooo:rsid="00767024"/>
    </style:style>
    <style:style style:name="T47" style:family="text">
      <style:text-properties fo:font-weight="bold" officeooo:rsid="00767024" style:font-weight-asian="bold" style:font-weight-complex="bol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mplied Form Design</text:p>
      <text:p text:style-name="P2">Using Inkscape, Avalonia, and SvgTools</text:p>
      <text:p text:style-name="P2">By Daniel Patterson</text:p>
      <text:p text:style-name="P2"/>
      <text:h text:style-name="Heading_20_1" text:outline-level="1">Introduction</text:h>
      <text:p text:style-name="P2">So, you want to design your form in a fast-and-loose fashion approximating throwing fresh-cooked spaghetti against the wall to see if sticks? If you are the kind of form designer that feels deeply about how a single individual should be able to consistently create several different forms per day rather than one every couple of months, then have we got the tools for you!</text:p>
      <text:p text:style-name="P2">Implied visual design allows you to quickly place free-style shapes on <text:span text:style-name="T1">a vector editor drawing </text:span>canvas, perform a little basic approximate alignment on them, then add just a few suggestions to those shapes <text:span text:style-name="T2">to</text:span> help the converter to perform its job of literally creating a beautiful, perfectly functional application form out of your beautiful creation.</text:p>
      <text:p text:style-name="P3">This guide is an exploration of the philosophies we will honor, the procedures for building forms in a Rapid Application Development (RAD) design environment, and elemental details available for targeting your designs.</text:p>
      <text:p text:style-name="P3"/>
      <text:h text:style-name="Heading_20_1" text:outline-level="1"><text:span text:style-name="T3">&amp;</text:span>TLDR;</text:h>
      <text:p text:style-name="P4">This entire document is a VERY long-winded way of saying that you can design consistent and completely usable GUI forms for desktop applications in Inkscape using the following simple steps.</text:p>
      <text:p text:style-name="P4"/>
      <text:list text:style-name="L1">
        <text:list-item>
          <text:p text:style-name="P5">Open Inkscape.</text:p>
        </text:list-item>
        <text:list-item>
          <text:p text:style-name="P5">Draw a rectangle, text, or insert an image.</text:p>
        </text:list-item>
        <text:list-item>
          <text:p text:style-name="P5">Give it a label from the cheat-sheet.</text:p>
        </text:list-item>
        <text:list-item>
          <text:p text:style-name="P5">Repeat steps 2 and 3 for a few minutes until done.</text:p>
        </text:list-item>
        <text:list-item>
          <text:p text:style-name="P5">Run the converter to deliver the working form. <text:span text:style-name="T4">If you wish, this step can be performed by an IT staff in a separate working role.</text:span></text:p>
        </text:list-item>
      </text:list>
      <text:p text:style-name="P4"/>
      <text:h text:style-name="Heading_20_2" text:outline-level="2">&amp;TLDR;&amp;TLDR;</text:h>
      <text:p text:style-name="P6">So really, three steps: <text:span text:style-name="T5">Draw</text:span>, <text:span text:style-name="T5">Label</text:span>, <text:span text:style-name="T5">Done</text:span>.</text:p>
      <text:p text:style-name="P4"/>
      <text:h text:style-name="Heading_20_1" text:outline-level="1"><text:soft-page-break/><text:span text:style-name="T6">How On Earth Did We Get Here?</text:span></text:h>
      <text:p text:style-name="P7">On a slightly more serious note, I know that graphic artists work in a realm of color, shape, and emotion. Your tools are brushes, bezier curves, and layers. You<text:span text:style-name="T7"> </text:span><text:span text:style-name="T8">shouldn't be required to </text:span>think at all in terms of <text:span text:style-name="T7">functional </text:span>containers, <text:span text:style-name="T7">data </text:span>bindings, layout constraint <text:span text:style-name="T7">specifications, </text:span><text:span text:style-name="T2">which control works with which template</text:span><text:span text:style-name="T7">, </text:span><text:span text:style-name="T9">or least of all by a long shot: code; of any kind</text:span>.</text:p>
      <text:p text:style-name="P7"/>
      <text:h text:style-name="Heading_20_2" text:outline-level="2"><text:span text:style-name="T10">The </text:span>Code-First Method <text:span text:style-name="T10">Problem</text:span></text:h>
      <text:p text:style-name="P8"><text:span text:style-name="T9">I know that y</text:span>our goal is to evoke, inspire, and communicate visually. I also know that artists are most often known to create SVGs, illustrations, mockups without any concern or curiosity for how <text:span text:style-name="T11">those</text:span> <text:span text:style-name="T8">might</text:span> be <text:span text:style-name="T9">wired up or </text:span>implemented <text:span text:style-name="T9">with their underlying logical functionality</text:span>, <text:span text:style-name="T9">and I completely support that. In fact, although I play the part of all of the roles in a lot of my projects, I have always demanded from the industry a complete separation of duties between </text:span><text:span text:style-name="T12">UI</text:span><text:span text:style-name="T9"> design and the code that </text:span><text:span text:style-name="T12">defines</text:span><text:span text:style-name="T9"> it. </text:span><text:span text:style-name="T2">For example, if I am working on a web page, I would prefer not to </text:span><text:span text:style-name="T13">ever</text:span><text:span text:style-name="T2"> touch HTML/CSS, although currently, that's the only practical way to do it</text:span><text:span text:style-name="T9">. </text:span><text:span text:style-name="T12">You might be surprised to find out that </text:span><text:span text:style-name="T2">my </text:span><text:span text:style-name="T9">demand </text:span><text:span text:style-name="T2">of separation of </text:span><text:span text:style-name="T10">design and coding </text:span><text:span text:style-name="T2">roles </text:span><text:span text:style-name="T9">has literally always landed on deaf ears as the actual industry has gone further every year into what any normal person would have to admit is actually not only a </text:span><text:span text:style-name="T14">code-first</text:span><text:span text:style-name="T9"> </text:span><text:span text:style-name="T12">approach to </text:span><text:span text:style-name="T9">UI design, but more accurately, a </text:span><text:span text:style-name="T14">code-only</text:span><text:span text:style-name="T9"> </text:span><text:span text:style-name="T2">tactic</text:span><text:span text:style-name="T9">. After all, have you noticed that although the underlying makeup the form is always some version of XML, only the higher quality systems </text:span><text:span text:style-name="T12">even </text:span><text:span text:style-name="T2">make the effort to </text:span><text:span text:style-name="T9">provide </text:span><text:span text:style-name="T10">working</text:span><text:span text:style-name="T9"> </text:span><text:span text:style-name="T14">preview</text:span><text:span text:style-name="T9"> screens for that code, </text:span><text:span text:style-name="T12">and</text:span><text:span text:style-name="T9"> none of them </text:span><text:span text:style-name="T10">other than the ScreenBuilder for JavaFx </text:span><text:span text:style-name="T9">actually allow you to start drawing the form on </text:span><text:span text:style-name="T12">a blank</text:span><text:span text:style-name="T9"> canvas then to </text:span><text:span text:style-name="T2">only </text:span><text:span text:style-name="T9">preview that work as a </text:span><text:span text:style-name="T2">very </text:span><text:span text:style-name="T9">last step </text:span><text:span text:style-name="T2">when you think it's done</text:span><text:span text:style-name="T9">? </text:span><text:span text:style-name="T10">Even given that current opportunity, unfortunately, Java and JavaFx continue their long, steady decline into oblivion for other related reasons that are also discussed in The Structure Before Expression Problem.</text:span></text:p>
      <text:p text:style-name="P8"/>
      <text:h text:style-name="Heading_20_2" text:outline-level="2">The Excluded Artist Problem</text:h>
      <text:p text:style-name="P9">Traditionally, <text:span text:style-name="T2">in larger teams, </text:span><text:span text:style-name="T7">the original artwork of a user interface has been </text:span><text:span text:style-name="T15">drawn in a separate visually artistic application, then </text:span><text:span text:style-name="T7">handed-off in a one-time event to </text:span><text:span text:style-name="T16">so-called front-end </text:span><text:span text:style-name="T2">developers</text:span><text:span text:style-name="T16"> </text:span><text:span text:style-name="T7">who </text:span>have <text:span text:style-name="T7">then </text:span>been tasked with interpreting the visual assets created by the artist, and manually converting them into UI code. <text:span text:style-name="T15">The form views are usually little more than screenshots, and t</text:span><text:span text:style-name="T16">here is no feedback </text:span><text:span text:style-name="T15">or</text:span><text:span text:style-name="T16"> </text:span><text:span text:style-name="T2">creative </text:span><text:span text:style-name="T16">round-trip </text:span><text:span text:style-name="T2">built-in</text:span><text:span text:style-name="T16">. </text:span><text:span text:style-name="T2">In other words, a</text:span><text:span text:style-name="T16">fter the hand-off, it is out of the artist's hands forever. </text:span>This <text:span text:style-name="T7">practice </text:span>often leads to misinterpretation, loss of nuance, and frustration on both sides. Not only does <text:span text:style-name="T16">your</text:span> intent get diluted in the <text:span text:style-name="T2">so-called </text:span>translation, but <text:span text:style-name="T16">your </text:span><text:span text:style-name="T2">artistic </text:span><text:span text:style-name="T16">team</text:span> are essentially removed from the design loop at the inception stage. <text:span text:style-name="T16">In many cases, a later version of the same application has to be manually redrawn from </text:span><text:span text:style-name="T15">more recent </text:span><text:span text:style-name="T16">screenshots to represent the crusty evolution it has gone through between the time the so-called front-end coders have started playing with it until the next serious </text:span><text:span text:style-name="T15">visually artistic </text:span><text:span text:style-name="T16">version is needed.</text:span></text:p>
      <text:p text:style-name="P9"/>
      <text:h text:style-name="Heading_20_2" text:outline-level="2"><text:span text:style-name="T10">The </text:span>Structure Before Expression <text:span text:style-name="T10">Problem</text:span></text:h>
      <text:p text:style-name="P10">Muddying the waters, in my opinion, are the recent movements of various cloud-based vector drawing services who have gotten the word that modern GUI productivity is an absolute disaster <text:soft-page-break/>across the board. They have rolled up their sleeves and created several visually oriented <text:span text:style-name="T17">drawing methods</text:span> <text:span text:style-name="T17">and tools </text:span>to echo exactly what is being done in the code representation of the modern XML-based UI definitions, where all of the multi-layer layouts <text:span text:style-name="T17">and form configurations </text:span>must <text:span text:style-name="T2">also </text:span>be <text:span text:style-name="T17">expressed</text:span> <text:span text:style-name="T2">visually </text:span>before any of the <text:span text:style-name="T17">intended </text:span>shapes <text:span text:style-name="T10">can even be </text:span>placed on the canvas. The problem is that humans don't think that way - ever. <text:span text:style-name="T17">After all, the shapes and their subjective visual placement ARE the art. Can you imagine having to say that you </text:span><text:span text:style-name="T10">are going to need </text:span><text:span text:style-name="T17">a border around something before knowing what you are going to put in </text:span><text:span text:style-name="T2">that space</text:span><text:span text:style-name="T17">? How about </text:span><text:span text:style-name="T2">having to decide </text:span><text:span text:style-name="T17">how many units </text:span><text:span text:style-name="T2">of space </text:span><text:span text:style-name="T17">you want to take up before you know </text:span><text:span text:style-name="T2">whether </text:span><text:span text:style-name="T17">that area is going to contain a button </text:span><text:span text:style-name="T10">or a text box</text:span><text:span text:style-name="T17">? Not only do these examples seem convoluted, but wait until you have taken the time and frustration to finally draw a fully containerized panel system in Figma only to realize you </text:span><text:span text:style-name="T10">would like</text:span><text:span text:style-name="T17"> to rearrange </text:span><text:span text:style-name="T2">just</text:span><text:span text:style-name="T17"> a couple of small toolbar buttons, </text:span><text:span text:style-name="T2">before giving up and handing it off </text:span><text:span text:style-name="T17">because it is going to be too much trouble to tear down this set of containers, figure out how the new blocks have to move against one another, then build all of new layout panels to fit the new button positions </text:span><text:span text:style-name="T10">where they would look a little better</text:span><text:span text:style-name="T17">.</text:span></text:p>
      <text:p text:style-name="P10"/>
      <text:h text:style-name="Heading_20_2" text:outline-level="2">The Final <text:span text:style-name="T18">Straw</text:span></text:h>
      <text:p text:style-name="P11">I constantly argue that these factors alone do more to hinder decent user interface design in modern times than all of the tools ever created have ever helped it flourish in the past. I have personally taken several weeks on large UI projects that should have taken only a day or two, had I been able to directly use the basic visual sketches I drew for myself in Inkscape before<text:span text:style-name="T19">hand</text:span>.</text:p>
      <text:p text:style-name="P11"><text:span text:style-name="T18">I'll admit that m</text:span>y special way of cheating <text:span text:style-name="T19">in the past</text:span> was to remain <text:span text:style-name="T19">active</text:span> with WinForms for an extraordinarily long time <text:span text:style-name="T18">beyond the end of its normal popularity</text:span>, where I could easily whip up a<text:span text:style-name="T18">n entire</text:span> functional and reliable application in <text:span text:style-name="T18">less than</text:span> a day, <text:span text:style-name="T19">with the only caveat being that it only worked on Windows</text:span>. <text:span text:style-name="T18">Not only this, but you would be surprised that in that meager little editor, I could create fantastically complex control surfaces and interactions that worked at game-level speeds, totally disproving any disparaging messages 'modern' UI platforms were spreading about the so-called disadvantages of widget-based form editors. Ultimately, however</text:span>, <text:span text:style-name="T18">my</text:span> <text:span text:style-name="T6">perceived </text:span>stability in the luxury of <text:span text:style-name="T20">Microsoft development support</text:span> <text:span text:style-name="T19">that I </text:span><text:span text:style-name="T18">have </text:span><text:span text:style-name="T19">directly relied upon for more than 45 years </text:span>has recently disappeared with the <text:span text:style-name="T20">combined enbleepification of all proprietary technology and </text:span>death of Windows 10. I <text:span text:style-name="T20">now find myself</text:span> working exclusively on cross-platform projects while remaining dedicated to desktop applications <text:span text:style-name="T6">that </text:span><text:span text:style-name="T18">can </text:span><text:span text:style-name="T19">compile</text:span><text:span text:style-name="T6"> </text:span><text:span text:style-name="T18">and run </text:span><text:span text:style-name="T6">on every OS</text:span>, <text:span text:style-name="T18">and must accept t</text:span>hat all of the major UI <text:span text:style-name="T6">platforms</text:span> in <text:span text:style-name="T6">this</text:span> space use XML variants <text:span text:style-name="T18">for their underlying form definitions. This is </text:span><text:span text:style-name="T9">why I finally decided to start </text:span><text:span text:style-name="T18">working </text:span><text:span text:style-name="T9">on a tool that helps to make the job of form design so much easier, reliable, and faster to complete; </text:span><text:span text:style-name="T6">specifically for the graphic artist</text:span><text:span text:style-name="T9">.</text:span></text:p>
      <text:p text:style-name="P12"/>
      <text:h text:style-name="P13" text:outline-level="1">The Implied Form Design Strategy: <text:span text:style-name="T16">Artist-First GUI Design</text:span></text:h>
      <text:p text:style-name="P14">The basic idea of Implied Form Design is that if you can at least indicate what you want on your form, then I can give you that actual, working GUI form that compiles successfully into a desktop application. <text:span text:style-name="T21">There shouldn't be any other requirements other than if you feel like </text:span><text:soft-page-break/><text:span text:style-name="T21">becoming more specific about various details. In other words, you imply what you want, and when the conversion runs, I infer a working form from your indications.</text:span></text:p>
      <text:p text:style-name="P15"><text:span text:style-name="T1">SvgTools now </text:span>support<text:span text:style-name="T1">s</text:span> the philosophy of <text:span text:style-name="T6">visual</text:span>-first design where the <text:span text:style-name="T1">entire </text:span>role of <text:span text:style-name="T6">the </text:span>graphic artist is completely decoupled from any programmatic expectation set up by declarative-style form design, <text:span text:style-name="T1">where the artist can remain directly involved throughout the </text:span><text:span text:style-name="T22">entire </text:span><text:span text:style-name="T1">evolution of the application, and where there is no expectation whatsoever that the artist memorize anything at all about the variables or coding logic of the end application.</text:span> In this <text:span text:style-name="T22">setting</text:span>, there may be one or more individuals specifically in the artist role, one or more individuals working in a type of art translation role, <text:span text:style-name="T6">which we'll </text:span><text:span text:style-name="T22">talk about</text:span><text:span text:style-name="T6"> in a following section, </text:span>and finally, one or more individuals working in the application role, who ultimately complete the wiring <text:span text:style-name="T6">on the functional parts of</text:span> the application.</text:p>
      <text:p text:style-name="P16">In the artist's role, we don't have to have any conversations about abstract <text:span text:style-name="T22">data or value handling </text:span>philosophies, and I think I will even abstain from mentioning any of their names. In this role, our only concern is making the presentation intuitively easy to understand and interact with, in part, or as a whole, and definitely easy, <text:span text:style-name="T22">or even fun,</text:span> to look at during long hours of use.</text:p>
      <text:p text:style-name="P17">Not only is this approach better than cryptic, declarative code, but is also much faster and easier than the previous form of widget-based design.</text:p>
      <text:p text:style-name="P16"/>
      <text:h text:style-name="Heading_20_1" text:outline-level="1">The Graphic Artist's Bill of <text:span text:style-name="T22">Development </text:span>Rights</text:h>
      <text:p text:style-name="P18">Let's start off by setting up some concrete expectations for how this is all going to work. Even if a Bill of Rights document sounds a little strong, I think it's applicable. Technical companies everywhere have spent far too long not considering the best interests of the artists who are <text:span text:style-name="T23">actually </text:span>trying to help them, <text:span text:style-name="T23">albeit with little appreciation</text:span>.</text:p>
      <text:p text:style-name="P19"/>
      <text:h text:style-name="P20" text:outline-level="2">Expression Before Structure</text:h>
      <text:p text:style-name="P9">UI design must <text:span text:style-name="T24">be allowed to </text:span>begin with freeform expression. Artists should be able to place elements intuitively, as though they were painting on a canvas, without needing to define containers, hierarchies, or layout rules upfront.</text:p>
      <text:p text:style-name="P9">In other words, the artist should be allowed complete freedom to let the design emerge organically. Structure should follow creativity <text:span text:style-name="T25">instead of preceding</text:span> it.</text:p>
      <text:p text:style-name="P21">There must also be consideration for the artist's permanent participation throughout the evolution of the application, so that any visual changes needing to be made for the next version of application can be initiated directly by the artist, without requiring that individual to make any changes to the file, in it's interpreted state, before getting started.</text:p>
      <text:p text:style-name="P9"/>
      <text:h text:style-name="P20" text:outline-level="2">Visual First, Code Second</text:h>
      <text:p text:style-name="P9">The primary interface for UI creation should be visual, tactile, and <text:span text:style-name="T22">itself visually interactive</text:span>. Code should be a behind-the-scenes <text:span text:style-name="T26">handling</text:span> of visual intent, <text:span text:style-name="T22">and </text:span>not <text:span text:style-name="T25">ever </text:span>the starting point.</text:p>
      <text:p text:style-name="P9"><text:soft-page-break/>Visual designers should never be forced to learn a markup language to express visual ideas, <text:span text:style-name="T25">especially one like XAML, </text:span><text:span text:style-name="T11">or many other declarative alternatives that follow the same example, </text:span><text:span text:style-name="T25">that ha</text:span><text:span text:style-name="T11">ve</text:span><text:span text:style-name="T25"> virtually no indexing, modular segregation, or consistency in construction </text:span><text:span text:style-name="T22">or inter-brand definition</text:span>. <text:span text:style-name="T25">That type of markup language is a complete mess of unorganized characters and </text:span><text:span text:style-name="T11">inconsistent </text:span><text:span text:style-name="T25">patterns, and should almost always be considered to be a type of </text:span><text:span text:style-name="T27">hands-off</text:span><text:span text:style-name="T25"> style structure that can be extremely useful in automation, </text:span><text:span text:style-name="T22">though </text:span><text:span text:style-name="T25">not at all helpful for maintena</text:span><text:span text:style-name="T11">nce</text:span><text:span text:style-name="T25">, let alone </text:span><text:span text:style-name="T11">casual </text:span><text:span text:style-name="T25">reading, by humans.</text:span></text:p>
      <text:p text:style-name="P9"/>
      <text:h text:style-name="P20" text:outline-level="2">Fluid Grouping and Rearrangement</text:h>
      <text:p text:style-name="P9">Elements must be freely movable, groupable, and reconfigurable at any stage of the design process. Grouping should be <text:span text:style-name="T28">allowed to be </text:span>a post-expression act, <text:span text:style-name="T29">and should </text:span>reflect the natural evolution of the layout, <text:span text:style-name="T22">help to label important assemblies,</text:span> <text:span text:style-name="T22">or help to quickly align objects on the screen using common alignment tools, </text:span><text:span text:style-name="T29">depending upon the artist's instantaneous intent. Grouping should also be retractable, meaning that anything that has been grouped can be ungrouped with zero or minimal consequences.</text:span></text:p>
      <text:p text:style-name="P9"><text:span text:style-name="T29">Put another way</text:span>, user interface design tools must support dynamic <text:span text:style-name="T29">visual </text:span>restructuring without <text:span text:style-name="T28">any </text:span>penalty or complexity.</text:p>
      <text:p text:style-name="P21">If, in the next version of the user interface, the artist moves several items from one layer or group to another to better represent the visual aspect of the idea, the destruction or loss of previous interpreted objects should not be detrimental <text:span text:style-name="T28">to the product</text:span>, and the individual in the interpretation role <text:span text:style-name="T29">should</text:span> be able to easily re-classify objects that are either new or newly unclassified, <text:span text:style-name="T29">without </text:span><text:span text:style-name="T28">backward </text:span><text:span text:style-name="T29">harm to the visual art.</text:span></text:p>
      <text:p text:style-name="P9"/>
      <text:h text:style-name="P20" text:outline-level="2">Real-Time Feedback</text:h>
      <text:p text:style-name="P9">Designers should see immediate visual results of their actions without having to initiate any compile steps or abstract, <text:span text:style-name="T30">complicated</text:span> previews. Just as with painting on a canvas the artist must be able to interact with instant, accurate rendering of the work as it evolves.</text:p>
      <text:p text:style-name="P9">The canvas should be alive, <text:span text:style-name="T30">interactive</text:span>, and reflective of every creative decision, <text:span text:style-name="T31">as is currently both expected and delivered in the wide variety of vector editors available today.</text:span></text:p>
      <text:p text:style-name="P9"/>
      <text:h text:style-name="P20" text:outline-level="2">Semantic Flexibility</text:h>
      <text:p text:style-name="P9">Naming, identification, and binding should <text:span text:style-name="T32">not only</text:span> be optional, <text:span text:style-name="T32">but purposefully </text:span>deferred. The system <text:span text:style-name="T30">must </text:span><text:span text:style-name="T32">not </text:span>demand <text:span text:style-name="T32">any</text:span> rigid declarations <text:span text:style-name="T32">while the art is in progress</text:span>. <text:span text:style-name="T30">Phrased in a different way</text:span>, the <text:span text:style-name="T32">function of the </text:span><text:span text:style-name="T31">file </text:span>must adapt to, <text:span text:style-name="T32">and accept, </text:span>the artist<text:span text:style-name="T32">'s form.</text:span></text:p>
      <text:p text:style-name="P9"/>
      <text:h text:style-name="P20" text:outline-level="2">Design as Dialogue</text:h>
      <text:p text:style-name="P9">Tools should be collaborators, <text:span text:style-name="T33">as opposed to being</text:span> gatekeepers.</text:p>
      <text:p text:style-name="P9"><text:soft-page-break/><text:span text:style-name="T32">User interface</text:span> creation, <text:span text:style-name="T32">in general,</text:span> should feel <text:span text:style-name="T32">much more </text:span>like a conversation between the artist and the tool than a demanding specification that must be met before anything works at all. If there is any real-time monitoring of the artistic process at all, it should be in the form of suggestions, <text:span text:style-name="T30">(actual) </text:span>intelligent grouping, and adaptive layout hints <text:span text:style-name="T30">that</text:span> only enhance creativity, as opposed to constraining it.</text:p>
      <text:p text:style-name="P22">However, these <text:span text:style-name="T30">more </text:span><text:span text:style-name="T34">interactive design tool</text:span><text:span text:style-name="T30"> </text:span>features should not be required at all in the early phases of a <text:span text:style-name="T30">successful </text:span>conversion system.</text:p>
      <text:p text:style-name="P9"/>
      <text:h text:style-name="P20" text:outline-level="2">Accessibility of Tools</text:h>
      <text:p text:style-name="P9">Creativity should never be gated by technical knowledge. To assure this result, the barrier to entry must be low <text:span text:style-name="T32">or even non-existent</text:span>. Artists should be able to create interfaces without needing to understand ANY programming paradigms, layout engines, or dependency properties.</text:p>
      <text:p text:style-name="P22"><text:span text:style-name="T30">Artists</text:span> understand what makes a view <text:span text:style-name="T35">or visual tool </text:span>intuitive to another person. They do not need to be involved in how that is going to be achieved in <text:span text:style-name="T30">computer </text:span>logic, <text:span text:style-name="T30">which is a different, </text:span><text:span text:style-name="T36">possibly </text:span><text:span text:style-name="T30">incompatible, skill</text:span>.</text:p>
      <text:p text:style-name="P22"/>
      <text:h text:style-name="P20" text:outline-level="2">Evolution Over <text:span text:style-name="T37">One-Time </text:span>Perfection</text:h>
      <text:p text:style-name="P9">UI design is <text:span text:style-name="T38">not a destination but </text:span>a journey, and designs should be allowed to evolve continuously. The system must support iterative refinement, versioning, and experimentation without punishing the designer for <text:span text:style-name="T38">repeatedly</text:span><text:span text:style-name="T33"> </text:span>changing their mind.</text:p>
      <text:p text:style-name="P2"/>
      <text:h text:style-name="Heading_20_1" text:outline-level="1">Common Workflow for Implied Form Design</text:h>
      <text:p text:style-name="P23">Since the design and development roles are so well-defined, there are multiple workflows, <text:span text:style-name="T39">the attention to each of which </text:span>mainly depend<text:span text:style-name="T39">s</text:span> upon your team's staffing configuration.</text:p>
      <text:p text:style-name="P23">In the next sections, I <text:span text:style-name="T39">will present a role-playing walk-through </text:span>pos<text:span text:style-name="T39">ing </text:span>the phases as three individual people, The Artist, The Translator, and The Front-End Developer. This is an incremental, cyclical process that can keep repeating both smoothly and indefinitely.</text:p>
      <text:p text:style-name="P24">The tasks laid out here reflect actual work being done to build the Implied Form Design Wizard, a companion product that not only illustrates the practical <text:span text:style-name="T39">tasks</text:span> <text:span text:style-name="T39">involved</text:span>, but results in a tool that reduces complication in the conversion task performed by The Translator.</text:p>
      <text:p text:style-name="P25">In each of the following sub-sections, feel free to read only those sections that apply to your role name, skipping the others.</text:p>
      <text:p text:style-name="P24"/>
      <text:h text:style-name="P26" text:outline-level="2">Phase 1 - The Artist</text:h>
      <text:p text:style-name="P27">An assignment comes in. Our group is working on a wizard application that will take some basic information from the user, possibly get a couple of options, then run an underlying conversion. We know several details.</text:p>
      <text:list text:style-name="L2">
        <text:list-item>
          <text:p text:style-name="P28"><text:soft-page-break/>The wizard is called "Implied Form Design Wizard". Its purpose is to help the individual in The Translator role <text:span text:style-name="T40">of and Implied Form Design project </text:span>perform Art-To-GUI conversions quickly and easily <text:span text:style-name="T41">without having to use command-line prompts</text:span>.</text:p>
        </text:list-item>
        <text:list-item>
          <text:p text:style-name="P28">The wizard has several basic pages, each of which have a <text:span text:style-name="T20">heading text, a </text:span>wizard logo and two buttons, <text:span text:style-name="T40">all</text:span> in the same places <text:span text:style-name="T40">on each page, which will definitely make copying and pasting the drawings an easy task at the file level</text:span>. <text:span text:style-name="T41">The customer generally knows what they want to see on a couple of the pages, but the rest is up to you.</text:span></text:p>
          <text:list>
            <text:list-item>
              <text:p text:style-name="P28"><text:span text:style-name="T5">Page 1</text:span>. The customer knows what they want to see <text:span text:style-name="T20">here</text:span>:<text:line-break/>Title: Start Page<text:line-break/><text:span text:style-name="T41">(</text:span>Heading, <text:span text:style-name="T42">large text, bold</text:span><text:span text:style-name="T41">)</text:span>: <text:span text:style-name="T5">Implied Form Design Wizard</text:span><text:line-break/><text:span text:style-name="T41">(</text:span>Instructions<text:span text:style-name="T41">)</text:span>:<text:line-break/>In this session, we will read your<text:line-break/>graphics-first form design file and<text:line-break/>generate a practical, working form for<text:line-break/>your Graphics User Interface application.<text:line-break/><text:line-break/>Please click <text:span text:style-name="T5">[Next]</text:span> to get started.<text:line-break/><text:span text:style-name="T42">(</text:span>Buttons<text:span text:style-name="T42">)</text:span>: Cancel, Next<text:line-break/><text:span text:style-name="T42">(</text:span>Image<text:span text:style-name="T42">)</text:span>: Customer-supplied Wizard<text:span text:style-name="T41">Icon01.png<text:line-break/></text:span></text:p>
            </text:list-item>
            <text:list-item>
              <text:p text:style-name="P29"><text:span text:style-name="T5">Page 2</text:span>.<text:line-break/><text:span text:style-name="T43">Title and heading: </text:span><text:span text:style-name="T44">Select Drawing</text:span><text:span text:style-name="T43"><text:line-break/>(Prompt text and a text box with ellipsis button helper so the user can either type the path and filename of the source drawing, or click the helper button to open an explorer.)</text:span><text:line-break/><text:span text:style-name="T42">(</text:span>Buttons<text:span text:style-name="T42">)</text:span>: Back, Next.<text:line-break/></text:p>
            </text:list-item>
            <text:list-item>
              <text:p text:style-name="P29"><text:span text:style-name="T45">Page 3</text:span><text:span text:style-name="T42">.<text:line-break/>Title and heading: </text:span><text:span text:style-name="T45">Style Worksheet</text:span><text:span text:style-name="T42"><text:line-break/>(<text:line-break/>-Checkbox for whether to include a style worksheet.<text:line-break/>-Prompt text and a text box with ellipsis button helper so the user can either type the path and filename of the style worksheet, or click the helper button to open an explorer.<text:line-break/>)<text:line-break/>(Buttons): Back, Next.<text:line-break/></text:span></text:p>
            </text:list-item>
            <text:list-item>
              <text:p text:style-name="P29"><text:span text:style-name="T45">Page 4</text:span><text:span text:style-name="T42">.<text:line-break/>Title and heading: </text:span><text:span text:style-name="T45">Options</text:span><text:span text:style-name="T42"><text:line-break/></text:span><text:span text:style-name="T46">(Prompt and text box allowing the user to enter a name for the Unnamed Panel Name. Tool tip or instruction: This is the optional name to provide to an automatically created backing panel that is not known during the visual design.)</text:span><text:line-break/></text:p>
            </text:list-item>
            <text:list-item>
              <text:p text:style-name="P30"><text:soft-page-break/><text:span text:style-name="T5">Page </text:span><text:span text:style-name="T47">5</text:span>.<text:line-break/>Title and heading: <text:span text:style-name="T5">Output File</text:span><text:line-break/>(Prompt text and a text box with ellipsis button helper so the user can either type the path and filename of the target form, or click the helper button to open an explorer).<text:line-break/>(Checkbox for whether to create a code-backing file).<text:line-break/><text:span text:style-name="T42">(</text:span>Buttons<text:span text:style-name="T42">)</text:span>: Back, <text:span text:style-name="T46">Finish</text:span>.<text:line-break/></text:p>
            </text:list-item>
            <text:list-item>
              <text:p text:style-name="P31"><text:span text:style-name="T5">Page </text:span><text:span text:style-name="T47">6</text:span>.<text:line-break/>Title and heading: <text:span text:style-name="T47">Processing</text:span><text:span text:style-name="T46"><text:line-break/>(Progress bar and a message that the converter is running).<text:line-break/>(Message that the conversion process has completed successfully).<text:line-break/>(Message that the conversion process has failed with the following message).<text:line-break/>(Message containing the error message for the operation).<text:line-break/>(Buttons): Cancel, Done.</text:span></text:p>
            </text:list-item>
          </text:list>
        </text:list-item>
      </text:list>
      <text:p text:style-name="P2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7%"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hyphenation-keep="auto" loext:hyphenation-keep-type="column" loext:hyphenation-keep-line="false"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fo:hyphenation-keep="auto" loext:hyphenation-keep-type="column" loext:hyphenation-keep-line="false" style:page-number="auto"/>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Roboto Light" fo:font-family="'Roboto Light'" style:font-style-name="Regular" style:font-pitch="variable" fo:font-size="14pt" fo:font-weight="250"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next-style-name="Normal" style:default-outline-level="1" style:class="chapter">
      <style:paragraph-properties fo:margin-top="0.1665in" fo:margin-bottom="0in" style:contextual-spacing="false" fo:keep-together="always" fo:hyphenation-ladder-count="no-limit" fo:hyphenation-keep="auto" loext:hyphenation-keep-type="column" loext:hyphenation-keep-line="false" fo:keep-with-next="always"/>
      <style:text-properties fo:color="#0f4761" loext:opacity="100%" style:font-name="Roboto Light" fo:font-family="'Roboto Light'" style:font-style-name="Regular" style:font-pitch="variable" fo:font-size="16pt" fo:font-weight="250"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chapter">
      <style:paragraph-properties fo:margin-top="0.028in" fo:margin-bottom="0in" style:contextual-spacing="false" fo:keep-together="always" fo:hyphenation-ladder-count="no-limit" fo:hyphenation-keep="auto" loext:hyphenation-keep-type="column" loext:hyphenation-keep-line="false" fo:keep-with-next="always"/>
      <style:text-properties fo:color="#0f4761" loext:opacity="100%" style:font-name="Roboto Light" fo:font-family="'Roboto Light'" style:font-style-name="Regular" style:font-pitch="variable" fo:font-size="13pt" fo:font-weight="250"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chapter">
      <style:paragraph-properties fo:margin-top="0.028in" fo:margin-bottom="0in" style:contextual-spacing="false" fo:keep-together="always" fo:hyphenation-ladder-count="no-limit" fo:hyphenation-keep="auto" loext:hyphenation-keep-type="column" loext:hyphenation-keep-line="false" fo:padding="0.0201in" fo:border-left="none" fo:border-right="none" fo:border-top="none" fo:border-bottom="0.06pt solid #999999" fo:keep-with-next="always"/>
      <style:text-properties fo:color="#0f4761" loext:opacity="100%" style:font-name="Roboto Light" fo:font-family="'Roboto Light'" style:font-style-name="Regular" style:font-pitch="variable" fo:font-size="12pt" fo:font-weight="250"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in" fo:margin-bottom="0in" style:contextual-spacing="true" fo:line-height="100%" fo:hyphenation-ladder-count="no-limit" fo:hyphenation-keep="auto" loext:hyphenation-keep-type="column" loext:hyphenation-keep-line="false"/>
      <style:text-properties style:font-name="Roboto Light" fo:font-family="'Roboto Light'" style:font-style-name="Regular" style:font-pitch="variable" fo:font-size="28pt" fo:letter-spacing="-0.0071in" fo:font-weight="250"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0.5in" fo:margin-top="0in" fo:margin-bottom="0.111in" style:contextual-spacing="true"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Addressee" style:family="paragraph" style:parent-style-name="Standard" style:class="extra">
      <style:paragraph-properties fo:margin-top="0in" fo:margin-bottom="0.0417in" style:contextual-spacing="false"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 style:family="paragraph" style:parent-style-name="Standard" style:class="index">
      <style:paragraph-properties text:number-lines="false" text:line-number="0"/>
    </style:style>
    <style:style style:name="List_20_Contents" style:display-name="List Contents" style:family="paragraph" style:parent-style-name="Standard" style:class="html">
      <style:paragraph-properties fo:margin-left="0.3937in"/>
    </style:style>
    <style:style style:name="List_20_Heading" style:display-name="List Heading" style:family="paragraph" style:parent-style-name="Standard" style:next-style-name="List_20_Contents" style:class="html">
      <style:paragraph-properties fo:margin-left="0in"/>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style:contextual-spacing="false" text:number-lines="false" text:line-number="0"/>
    </style:style>
    <style:style style:name="Signature" style:family="paragraph" style:parent-style-name="Standard" style:class="text">
      <style:paragraph-properties text:number-lines="false" text:line-number="0"/>
    </style:style>
    <style:style style:name="List" style:family="paragraph" style:parent-style-name="Text_20_body" style:class="list"/>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Heading_20_1_20_Char" style:display-name="Heading 1 Char" style:family="text" style:parent-style-name="Default_20_Paragraph_20_Font">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fo:color="#2f5496" loext:opacity="10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3.1$Windows_X86_64 LibreOffice_project/52ad9dd1c984050a9fb6932dbfb16e86a49e9758</meta:generator>
    <dc:title>DocumentTemplate</dc:title>
    <dc:description/>
    <dc:subject/>
    <meta:creation-date>2025-11-21T17:06:42.725785900</meta:creation-date>
    <meta:editing-cycles>41</meta:editing-cycles>
    <meta:editing-duration>PT3H22M10S</meta:editing-duration>
    <dc:date>2025-12-04T17:39:06.586628900</dc:date>
    <meta:document-statistic meta:table-count="0" meta:image-count="0" meta:object-count="0" meta:page-count="8" meta:paragraph-count="74" meta:word-count="3067" meta:character-count="18644" meta:non-whitespace-character-count="15658"/>
    <meta:user-defined meta:name="ContentTypeId">0x010100D4EFF98D9B00D844A68A9938ECBB5459</meta:user-defined>
    <meta:user-defined meta:name="MediaServiceImageTags"/>
    <meta:template xlink:type="simple" xlink:actuate="onRequest" xlink:title="DocumentTemplate" xlink:href="../../../../../../../Users/Daniel/AppData/Roaming/LibreOffice/4/user/template/DocumentTemplate.ott" meta:date="2025-11-21T17:06:42.294901400"/>
  </office:meta>
</office:document-meta>
</file>